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ersiones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" style:family="paragraph" style:parent-style-name="Text_20_body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3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7" style:family="paragraph" style:parent-style-name="Table_20_Contents">
      <style:paragraph-properties fo:text-align="start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Text_20_body">
      <style:paragraph-properties fo:margin-left="0cm" fo:margin-right="0cm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WW-Encabezado_20_del_20_índice">
      <style:paragraph-properties fo:margin-top="0.423cm" fo:margin-bottom="0.212cm"/>
    </style:style>
    <style:style style:name="P15" style:family="paragraph" style:parent-style-name="Título_20_general" style:master-page-name="Standard">
      <style:paragraph-properties style:page-number="auto"/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itle>Cuatro tipos de ataques</text:title></text:p>
      <text:p text:style-name="P4"><text:subject>Traducción de Textos</text:subject></text:p>
      <text:p text:style-name="P5">Curso 2007/2008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6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6"><text:user-defined text:name="Versión">1.0RC</text:user-defined></text:p>
          </table:table-cell>
          <table:table-cell table:style-name="Versiones.B2" office:value-type="string">
            <text:p text:style-name="P8">Revisado todo el texto</text:p>
          </table:table-cell>
        </table:table-row>
        <table:table-row>
          <table:table-cell table:style-name="Versiones.A3" office:value-type="string">
            <text:p text:style-name="P7">0.7</text:p>
          </table:table-cell>
          <table:table-cell table:style-name="Versiones.B2" office:value-type="string">
            <text:p text:style-name="P8">Completado la tabla</text:p>
          </table:table-cell>
        </table:table-row>
        <table:table-row>
          <table:table-cell table:style-name="Versiones.A2" office:value-type="string">
            <text:p text:style-name="P7">0.6</text:p>
          </table:table-cell>
          <table:table-cell table:style-name="Versiones.B2" office:value-type="string">
            <text:p text:style-name="P8">Completado los dos primeros párrafos</text:p>
          </table:table-cell>
        </table:table-row>
      </table:table>
      <text:p text:style-name="P3"/>
      <text:p text:style-name="P9">Autor:</text:p>
      <text:p text:style-name="P9"><text:user-defined text:name="Autor">Rubén Paje del Pino</text:user-defined></text:p>
      <text:p text:style-name="P9">i010328</text:p>
      <text:table-of-content text:style-name="Sect3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Índice de contenido1_Head">
            <text:p text:style-name="Contents_20_Heading"><text:soft-page-break/>Índice de contenido</text:p>
          </text:index-title>
          <text:p text:style-name="P13">1 Primer párrafo (corregido el día 23-X-07)<text:tab/>3</text:p>
          <text:p text:style-name="P13">2 Segundo párrafo (corregido el día 30-X-07)<text:tab/>3</text:p>
          <text:p text:style-name="P13">3 Tercer párrafo (corregido el día 30-X-07)<text:tab/>3</text:p>
        </text:index-body>
      </text:table-of-content>
      <text:p text:style-name="P14"/>
      <text:section text:style-name="Sect4" text:name="Área2">
        <text:h text:style-name="P12" text:outline-level="1">1 Primer párrafo (corregido el día 23-X-07)</text:h>
        <text:p text:style-name="Text_20_body">Los cuatro principales ataques contra la seguridad, ordenados por su gravedad son: las modificaciones en el sistema, la intromisión en la privacidad, las denegaciones de servicio y los antagonistas. Las pequeñas aplicaciones hostiles se dividen en dos tipos: agresivas, que realizan graves modificaciones al sistema que atacan; y nocivas, que son las terceras en importancia.</text:p>
        <text:p text:style-name="Text_20_body"/>
        <text:h text:style-name="Heading_20_1" text:outline-level="1">2 Segundo párrafo (corregido el día 30-X-07)</text:h>
        <text:p text:style-name="P3">En la tabla inferior se muestran los cuatro tipos básicos de ataques listados de acuerdo con su gravedad de applets hostiles se clasifican en dos tipos: los applets hostiles que son ataques que modifican el sistema gravemente; y los apples nocivos, que son los otros tres tipos de ataque que tienen menos riesgo.</text:p>
        <text:p text:style-name="P3"/>
        <text:h text:style-name="Heading_20_1" text:outline-level="1">3 Tercer párrafo (corregido el día 30-X-07)</text:h>
        <text:p text:style-name="P3">Clase de ataque</text:p>
        <table:table table:name="Tabla1" table:style-name="Tabla1">
          <table:table-column table:style-name="Tabla1.A" table:number-columns-repeated="3"/>
          <table:table-column table:style-name="Tabla1.D"/>
          <table:table-row>
            <table:table-cell table:style-name="Tabla1.A1" office:value-type="string">
              <text:p text:style-name="Table_20_Heading">Clase de ataque</text:p>
            </table:table-cell>
            <table:table-cell table:style-name="Tabla1.A1" office:value-type="string">
              <text:p text:style-name="Table_20_Heading">Explicación</text:p>
            </table:table-cell>
            <table:table-cell table:style-name="Tabla1.A1" office:value-type="string">
              <text:p text:style-name="Table_20_Heading">Consecuencias</text:p>
            </table:table-cell>
            <table:table-cell table:style-name="Tabla1.D1" office:value-type="string">
              <text:p text:style-name="Table_20_Heading">Defensa por parte de Java</text:p>
            </table:table-cell>
          </table:table-row>
          <table:table-row>
            <table:table-cell table:style-name="Tabla1.A2" office:value-type="string">
              <text:p text:style-name="Table_20_Contents">Modificaciones del sistema.</text:p>
            </table:table-cell>
            <table:table-cell table:style-name="Tabla1.A2" office:value-type="string">
              <text:p text:style-name="Table_20_Contents">El ataque más grave, que sólo se ven en los laboratorios.</text:p>
            </table:table-cell>
            <table:table-cell table:style-name="Tabla1.A2" office:value-type="string">
              <text:p text:style-name="P10">Graves</text:p>
            </table:table-cell>
            <table:table-cell table:style-name="Tabla1.D2" office:value-type="string">
              <text:p text:style-name="Table_20_Contents">Buena</text:p>
            </table:table-cell>
          </table:table-row>
          <table:table-row>
            <table:table-cell table:style-name="Tabla1.A2" office:value-type="string">
              <text:p text:style-name="Table_20_Contents">Intromisión a la intimidad.</text:p>
            </table:table-cell>
            <table:table-cell table:style-name="Tabla1.A2" office:value-type="string">
              <text:p text:style-name="Table_20_Contents">Los applets nocivos que falsifican el correo.</text:p>
            </table:table-cell>
            <table:table-cell table:style-name="Tabla1.A2" office:value-type="string">
              <text:p text:style-name="Table_20_Contents">Moderadas</text:p>
            </table:table-cell>
            <table:table-cell table:style-name="Tabla1.D2" office:value-type="string">
              <text:p text:style-name="Table_20_Contents">Buena</text:p>
            </table:table-cell>
          </table:table-row>
          <table:table-row>
            <table:table-cell table:style-name="Tabla1.A2" office:value-type="string">
              <text:p text:style-name="Table_20_Contents">Denegación de servicio</text:p>
            </table:table-cell>
            <table:table-cell table:style-name="Tabla1.A2" office:value-type="string">
              <text:p text:style-name="Table_20_Contents">Puede hacer que la máquina se bloquee. Se pueden encontrar varios ejemplos en la Red. A veces requiere reiniciar</text:p>
            </table:table-cell>
            <table:table-cell table:style-name="Tabla1.A2" office:value-type="string">
              <text:p text:style-name="Table_20_Contents">Modereadas</text:p>
            </table:table-cell>
            <table:table-cell table:style-name="Tabla1.D2" office:value-type="string">
              <text:p text:style-name="Table_20_Contents">Débil</text:p>
            </table:table-cell>
          </table:table-row>
          <table:table-row>
            <table:table-cell table:style-name="Tabla1.A2" office:value-type="string">
              <text:p text:style-name="Table_20_Contents">Antagonistas</text:p>
            </table:table-cell>
            <table:table-cell table:style-name="Tabla1.A2" office:value-type="string">
              <text:p text:style-name="Table_20_Contents">Aplets novivos que resultan molestos. Son las más frecuentes. A veces es necesario reiniciar el navegador.</text:p>
            </table:table-cell>
            <table:table-cell table:style-name="Tabla1.A2" office:value-type="string">
              <text:p text:style-name="Table_20_Contents">Leves</text:p>
            </table:table-cell>
            <table:table-cell table:style-name="Tabla1.D2" office:value-type="string">
              <text:p text:style-name="Table_20_Contents">Débil</text:p>
            </table:table-cell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style:use-window-font-color="true" fo:font-size="12pt" fo:language="es" fo:country="ES" fo:font-style="italic" fo:font-weight="bold" style:font-name-asian="Arial" style:font-size-asian="12pt" style:language-asian="es" style:country-asian="ES" style:font-style-asian="italic" style:font-weight-asian="bold" style:font-name-complex="Lucidasans" style:font-size-complex="12pt" style:language-complex="es" style:country-complex="ES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center" style:justify-single-word="false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padding="0.049cm" fo:border="0.002cm solid #000000" style:shadow="non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section text:style-name="Sect1" text:name="Área1">
          <text:p text:style-name="Header"><text:span text:style-name="T1">Título: </text:span><text:span text:style-name="T1"><text:title>Cuatro tipos de ataques</text:title></text:span></text:p>
          <text:p text:style-name="Header"><text:span text:style-name="T1">Tema: </text:span><text:span text:style-name="T1"><text:subject>Traducción de Textos</text:subject></text:span></text:p>
          <text:p text:style-name="Header"><text:span text:style-name="T1">Autor: </text:span><text:span text:style-name="T1"><text:user-defined text:name="Autor">Rubén Paje del Pino</text:user-defined></text:span></text:p>
        </text:section>
      </style:header>
      <style:footer>
        <text:section text:style-name="Sect2" text:name="Área3">
          <text:p text:style-name="Footer"><text:span text:style-name="T1">Número de texto: </text:span><text:span text:style-name="T1"><text:user-defined text:name="Texto">5</text:user-defined></text:span></text:p>
          <text:p text:style-name="Footer">Última rev:<text:user-defined text:name="Última Revisión">30-X-07</text:user-defined></text:p>
          <text:p text:style-name="Footer">Versión: <text:user-defined text:name="Versión">1.0RC</text:user-defined></text:p>
          <text:p text:style-name="Footer"><text:span text:style-name="T1">Página </text:span><text:span text:style-name="T1"><text:page-number style:num-format="1" text:select-page="current">3</text:page-number></text:span><text:span text:style-name="T1"> de </text:span><text:span text:style-name="T1"><text:page-count style:num-format="1">3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Cuatro tipos de ataques</dc:title>
    <dc:description>Describen los cuatro principales tipos de ataques contra un interprete.</dc:description>
    <dc:subject>Traducción de Textos</dc:subject>
    <dc:date>2007-12-17T21:52:42</dc:date>
    <meta:keyword>Cuatro tipos de ataques</meta:keyword>
    <meta:keyword>applets</meta:keyword>
    <meta:keyword>Rosario Plaza</meta:keyword>
    <meta:keyword>rplaza@fi.upm.es</meta:keyword>
    <meta:editing-cycles>16</meta:editing-cycles>
    <meta:editing-duration>PT52M37S</meta:editing-duration>
    <meta:user-defined meta:name="Autor">Rubén Paje del Pino</meta:user-defined>
    <meta:user-defined meta:name="Versión">1.0RC</meta:user-defined>
    <meta:user-defined meta:name="Texto">5</meta:user-defined>
    <meta:user-defined meta:name="Última Revisión">30-X-07</meta:user-defined>
    <meta:document-statistic meta:table-count="2" meta:image-count="0" meta:object-count="0" meta:page-count="3" meta:paragraph-count="51" meta:word-count="285" meta:character-count="1714"/>
  </office:meta>
</office:document-meta>
</file>